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fo:font-weight="normal" style:font-weight-asian="normal" style:font-weight-complex="normal"/>
    </style:style>
    <style:style style:name="P2" style:family="paragraph" style:parent-style-name="Text_20_body">
      <style:paragraph-properties fo:line-height="150%"/>
      <style:text-properties fo:font-weight="bold" style:font-weight-asian="bold" style:font-weight-complex="bold"/>
    </style:style>
    <style:style style:name="P3" style:family="paragraph" style:parent-style-name="Text_20_body">
      <style:paragraph-properties fo:line-height="150%"/>
      <style:text-properties fo:font-weight="bold" fo:background-color="#ffff00" style:font-weight-asian="bold" style:font-weight-complex="bold"/>
    </style:style>
    <style:style style:name="P4" style:family="paragraph" style:parent-style-name="Heading_20_2">
      <style:paragraph-properties fo:line-height="150%"/>
      <style:text-properties fo:font-style="normal" style:font-style-asian="normal" style:font-style-complex="normal"/>
    </style:style>
    <style:style style:name="P5" style:family="paragraph" style:parent-style-name="Text_20_body" style:list-style-name="L1">
      <style:paragraph-properties fo:line-height="150%"/>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Use-case 4: Manuelt Styre</text:h>
      <text:p text:style-name="P1"/>
      <text:p text:style-name="P3"><draw:frame draw:style-name="fr1" draw:name="graphics1" text:anchor-type="paragraph" svg:x="0cm" svg:y="-0.116cm" svg:width="17cm" svg:height="6.964cm" draw:z-index="0"><draw:image xlink:href="Pictures/10000000000002930000010E29685333.png" xlink:type="simple" xlink:show="embed" xlink:actuate="onLoad"/></draw:frame>Figur X</text:p>
      <text:p text:style-name="P3"/>
      <text:p text:style-name="P2">Beskrivelse:</text:p>
      <text:p text:style-name="P1">Denne er lavet i tre dele:</text:p>
      <text:list xml:id="list33329597" text:style-name="L1">
        <text:list-item>
          <text:p text:style-name="P5">View(GUIManualSteering)</text:p>
        </text:list-item>
        <text:list-item>
          <text:p text:style-name="P5">ViewModel(ViewModelManualSteering)</text:p>
        </text:list-item>
        <text:list-item>
          <text:p text:style-name="P5">Model(ManualController med forbindelse videre til IRobot)</text:p>
        </text:list-item>
      </text:list>
      <text:p text:style-name="P1">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ManualController har så mere generelle funktioner for bevægelse af robotten, som er <text:soft-page-break/>forbundet videre til Factory´s ”currentIRobotInstance”. Dette betyder, at manuel styring kan ved kodeeksekvering skifte mellem at blive kørt på Robotten og Simulatoren ude fra styresyste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0T16:14:36.59</meta:creation-date>
    <dc:date>2012-04-22T13:24:16.85</dc:date>
    <meta:editing-duration>PT29M40S</meta:editing-duration>
    <meta:editing-cycles>33</meta:editing-cycles>
    <meta:generator>LibreOffice/3.5$Windows_x86 LibreOffice_project/dc9775d-05ecbee-0851ad3-1586698-727bf66</meta:generator>
    <meta:document-statistic meta:table-count="0" meta:image-count="1" meta:object-count="0" meta:page-count="2" meta:paragraph-count="11" meta:word-count="192" meta:character-count="1289" meta:non-whitespace-character-count="1111"/>
  </office:meta>
</office:document-meta>
</file>